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A0000041E51E1804C534B9C72.png" manifest:media-type="image/png"/>
  <manifest:file-entry manifest:full-path="Pictures/10000201000007380000041CBD0CC3CB07413708.png" manifest:media-type="image/png"/>
  <manifest:file-entry manifest:full-path="Pictures/10000201000007380000041F28BC53F5DFCC7D0B.png" manifest:media-type="image/png"/>
  <manifest:file-entry manifest:full-path="Pictures/10000201000007380000041F8A1E0973C9FA5044.png" manifest:media-type="image/png"/>
  <manifest:file-entry manifest:full-path="Pictures/10000201000007390000041D462E60F493816D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bdb" officeooo:paragraph-rsid="0003cbd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width="17.59cm" svg:height="10.017cm" draw:z-index="0"><draw:image xlink:href="Pictures/10000201000007390000041D462E60F493816D87.png" xlink:type="simple" xlink:show="embed" xlink:actuate="onLoad" loext:mime-type="image/png"/></draw:frame>01</text:p>
      <text:p text:style-name="P1"/>
      <text:p text:style-name="P1"/>
      <text:p text:style-name="P1"/>
      <text:p text:style-name="P1"><draw:frame draw:style-name="fr1" draw:name="Image2" text:anchor-type="char" svg:width="17.59cm" svg:height="10.04cm" draw:z-index="1"><draw:image xlink:href="Pictures/10000201000007380000041F8A1E0973C9FA5044.png" xlink:type="simple" xlink:show="embed" xlink:actuate="onLoad" loext:mime-type="image/png"/></draw:frame>02</text:p>
      <text:p text:style-name="P1"/>
      <text:p text:style-name="P1"><draw:frame draw:style-name="fr2" draw:name="Image3" text:anchor-type="char" svg:width="17.59cm" svg:height="10.04cm" draw:z-index="2"><draw:image xlink:href="Pictures/10000201000007380000041F28BC53F5DFCC7D0B.png" xlink:type="simple" xlink:show="embed" xlink:actuate="onLoad" loext:mime-type="image/png"/></draw:frame><text:soft-page-break/>03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17.59cm" svg:height="10.012cm" draw:z-index="3"><draw:image xlink:href="Pictures/10000201000007380000041CBD0CC3CB07413708.png" xlink:type="simple" xlink:show="embed" xlink:actuate="onLoad" loext:mime-type="image/png"/></draw:frame>04</text:p>
      <text:p text:style-name="P1"><text:soft-page-break/></text:p>
      <text:p text:style-name="P1"/>
      <text:p text:style-name="P1"/>
      <text:p text:style-name="P1"/>
      <text:p text:style-name="P1"><draw:frame draw:style-name="fr1" draw:name="Image5" text:anchor-type="char" svg:width="17.59cm" svg:height="10.021cm" draw:z-index="4"><draw:image xlink:href="Pictures/100002010000073A0000041E51E1804C534B9C72.png" xlink:type="simple" xlink:show="embed" xlink:actuate="onLoad" loext:mime-type="image/png"/></draw:frame>0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0:14:54.325211868</meta:creation-date>
    <dc:date>2020-09-29T10:25:26.253979945</dc:date>
    <meta:editing-duration>PT1S</meta:editing-duration>
    <meta:editing-cycles>1</meta:editing-cycles>
    <meta:generator>LibreOffice/6.4.5.2$Linux_X86_64 LibreOffice_project/40$Build-2</meta:generator>
    <meta:document-statistic meta:table-count="0" meta:image-count="5" meta:object-count="0" meta:page-count="3" meta:paragraph-count="5" meta:word-count="5" meta:character-count="10" meta:non-whitespace-character-count="10"/>
  </office:meta>
</office:document-meta>
</file>